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0.635cm" svg:y1="0.635cm" svg:x2="0.635cm" svg:y2="1.905cm">
            <text:p/>
          </draw:line>
          <draw:line draw:style-name="gr1" draw:text-style-name="P1" draw:layer="layout" svg:x1="0.635cm" svg:y1="1.905cm" svg:x2="2.54cm" svg:y2="1.905cm">
            <text:p/>
          </draw:line>
          <draw:line draw:style-name="gr1" draw:text-style-name="P1" draw:layer="layout" svg:x1="2.54cm" svg:y1="0.635cm" svg:x2="2.54cm" svg:y2="1.905cm">
            <text:p/>
          </draw:line>
        </draw:g>
        <draw:g>
          <draw:line draw:style-name="gr1" draw:text-style-name="P1" draw:layer="layout" svg:x1="7.036cm" svg:y1="0.635cm" svg:x2="7.036cm" svg:y2="1.905cm">
            <text:p/>
          </draw:line>
          <draw:line draw:style-name="gr1" draw:text-style-name="P1" draw:layer="layout" svg:x1="7.036cm" svg:y1="1.905cm" svg:x2="10.16cm" svg:y2="1.905cm">
            <text:p/>
          </draw:line>
          <draw:line draw:style-name="gr1" draw:text-style-name="P1" draw:layer="layout" svg:x1="10.16cm" svg:y1="0.635cm" svg:x2="10.16cm" svg:y2="1.905cm">
            <text:p/>
          </draw:line>
        </draw:g>
        <draw:g>
          <draw:line draw:style-name="gr1" draw:text-style-name="P1" draw:layer="layout" svg:x1="10.836cm" svg:y1="0.635cm" svg:x2="10.836cm" svg:y2="1.905cm">
            <text:p/>
          </draw:line>
          <draw:line draw:style-name="gr1" draw:text-style-name="P1" draw:layer="layout" svg:x1="10.836cm" svg:y1="1.905cm" svg:x2="13.97cm" svg:y2="1.905cm">
            <text:p/>
          </draw:line>
          <draw:line draw:style-name="gr1" draw:text-style-name="P1" draw:layer="layout" svg:x1="13.97cm" svg:y1="0.635cm" svg:x2="13.97cm" svg:y2="1.905cm">
            <text:p/>
          </draw:line>
        </draw:g>
        <draw:g>
          <draw:line draw:style-name="gr1" draw:text-style-name="P1" draw:layer="layout" svg:x1="3.236cm" svg:y1="0.635cm" svg:x2="3.236cm" svg:y2="1.905cm">
            <text:p/>
          </draw:line>
          <draw:line draw:style-name="gr1" draw:text-style-name="P1" draw:layer="layout" svg:x1="3.236cm" svg:y1="1.905cm" svg:x2="6.35cm" svg:y2="1.905cm">
            <text:p/>
          </draw:line>
          <draw:line draw:style-name="gr1" draw:text-style-name="P1" draw:layer="layout" svg:x1="6.35cm" svg:y1="0.635cm" svg:x2="6.35cm" svg:y2="1.905cm">
            <text:p/>
          </draw:line>
        </draw:g>
        <draw:frame draw:style-name="gr2" draw:text-style-name="P2" draw:layer="layout" svg:width="3.175cm" svg:height="1.27cm" svg:x="3.175cm" svg:y="0.635cm">
          <draw:text-box>
            <text:p text:style-name="P2"><text:span text:style-name="T1">lastname <text:s/>11</text:span></text:p>
            <text:p text:style-name="P2"><text:span text:style-name="T1">lastname + 10</text:span></text:p>
          </draw:text-box>
        </draw:frame>
        <draw:frame draw:style-name="gr2" draw:text-style-name="P2" draw:layer="layout" svg:width="3.175cm" svg:height="1.27cm" svg:x="6.985cm" svg:y="0.635cm">
          <draw:text-box>
            <text:p text:style-name="P2"><text:span text:style-name="T1">firstname <text:s/>21</text:span></text:p>
            <text:p text:style-name="P2"><text:span text:style-name="T1">firstname + 10</text:span></text:p>
          </draw:text-box>
        </draw:frame>
        <draw:frame draw:style-name="gr2" draw:text-style-name="P2" draw:layer="layout" svg:width="3.175cm" svg:height="1.27cm" svg:x="10.795cm" svg:y="0.635cm">
          <draw:text-box>
            <text:p text:style-name="P2"><text:span text:style-name="T1">pseudonym</text:span></text:p>
            <text:p text:style-name="P2"><text:span text:style-name="T1">pseudonym</text:span></text:p>
          </draw:text-box>
        </draw:frame>
        <draw:frame draw:style-name="gr3" draw:text-style-name="P2" draw:layer="layout" svg:width="1.905cm" svg:height="2.54cm" svg:x="0.635cm" svg:y="1.905cm">
          <draw:text-box>
            <text:p text:style-name="P2"><text:span text:style-name="T1">(Implied starting point is position 1)</text:span></text:p>
          </draw:text-box>
        </draw:frame>
        <draw:frame draw:style-name="gr3" draw:text-style-name="P2" draw:layer="layout" svg:width="3.175cm" svg:height="2.843cm" svg:x="3.175cm" svg:y="1.905cm">
          <draw:text-box>
            <text:p text:style-name="P2"><text:span text:style-name="T1">Put characters 1 through10 in lastname. (non-inclusive stopping point is 11 (1 + 10)</text:span></text:p>
          </draw:text-box>
        </draw:frame>
        <draw:frame draw:style-name="gr3" draw:text-style-name="P2" draw:layer="layout" svg:width="3.175cm" svg:height="2.843cm" svg:x="6.985cm" svg:y="1.905cm">
          <draw:text-box>
            <text:p text:style-name="P2"><text:span text:style-name="T1">Put characters 1 through10 in firstname. (non-inclusive stopping point is 21 (11 + 10)</text:span></text:p>
          </draw:text-box>
        </draw:frame>
        <draw:frame draw:style-name="gr3" draw:text-style-name="P2" draw:layer="layout" svg:width="3.175cm" svg:height="2.54cm" svg:x="10.795cm" svg:y="1.905cm">
          <draw:text-box>
            <text:p text:style-name="P2"><text:span text:style-name="T1">Put characters 21 through end of string in pseudony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12T14:24:26</meta:creation-date>
    <dc:creator>William Ashley</dc:creator>
    <dc:date>2007-07-12T14:47:13</dc:date>
    <dc:language>en-US</dc:language>
    <meta:editing-cycles>2</meta:editing-cycles>
    <meta:editing-duration>PT4M43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